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Heading"><text:s/>JSR223 в TermWare – заметки по реализации.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">Введение.<text:tab/>1</text:p>
          <text:p text:style-name="P1">Доступ к движку скрипт-языка.<text:tab/>1</text:p>
          <text:p text:style-name="P1">Использование движка скрипт языка.<text:tab/>2</text:p>
          <text:p text:style-name="P2">Интерпретация<text:tab/>2</text:p>
          <text:p text:style-name="P2">Поддержка необязательного интерфейса компиляции (Compilable).<text:tab/>3</text:p>
          <text:p text:style-name="P2">Поддержка необязательного интерфейса вызовов (Invocable).<text:tab/>3</text:p>
          <text:p text:style-name="P1">History of <text:s/>changes.<text:tab/>4</text:p>
        </text:index-body>
      </text:table-of-content>
      <text:p text:style-name="Standard"/>
      <text:h text:style-name="Heading_20_1" text:outline-level="1">Введение.</text:h>
      <text:p text:style-name="Standard"/>
      <text:p text:style-name="Standard">TermWare – язык основанный на переписывающих правилах, предназначенный для встраивания в Java системы. <text:s/>Подробности можно посмотреть на домашней странице TermWare <text:a xlink:type="simple" xlink:href="http://www.gradsoft.ua/">http://www.gradsoft.ua</text:a></text:p>
      <text:p text:style-name="Standard"><text:s text:c="2"/>JSR223 это стандарт на API <text:s/>взаимодействия Java со скрипт языками. Спецификация может быть найдена по адресу <text:a xlink:type="simple" xlink:href="http://www.jcp.org/jsr223">http://www.jcp.org/jsr223</text:a>. <text:s/>Реализация JSR223 включена в <text:s/>J2SE начиная с JDK-1.6</text:p>
      <text:p text:style-name="Standard"/>
      <text:h text:style-name="Heading_20_1" text:outline-level="1">Доступ к движку скрипт-языка.</text:h>
      <text:p text:style-name="Standard"/>
      <text:p text:style-name="Standard"><text:s text:c="3"/>Имена для <text:s/>движка TermWare: 'TermWare' и 'termware'. Тип <text:s/>mime <text:s/>для скриптов на языке termware: <text:s text:c="2"/>Application/X-TermWare-Script. <text:s/>Следующий фрагмент кода показывает, <text:s/>как получить доступ к движку по имени языка: </text:p>
      <text:p text:style-name="Standard"/>
      <text:p text:style-name="Preformatted_20_Text">ScriptEngineManager <text:s/>scriptEngineManager = new ScriptEngineManager();</text:p>
      <text:p text:style-name="Preformatted_20_Text">ScriptEngine <text:s/>scriptEngine = scriptEngineManager.getEngineByName('termware');</text:p>
      <text:p text:style-name="Preformatted_20_Text"/>
      <text:p text:style-name="Standard">или по типу mime:</text:p>
      <text:p text:style-name="Standard"/>
      <text:p text:style-name="Preformatted_20_Text">ScriptEngineManager <text:s/>scriptEngineManager = new ScriptEngineManager();</text:p>
      <text:p text:style-name="Preformatted_20_Text">ScriptEngine <text:s/>scriptEngine = <text:s/></text:p>
      <text:p text:style-name="Preformatted_20_Text"><text:s text:c="8"/>scriptEngineManager.getEngineByMimeType('Application/X-TermWare-Script');</text:p>
      <text:p text:style-name="Standard"/>
      <text:p text:style-name="Standard"/>
      <text:p text:style-name="Standard"><text:s text:c="2"/>Каждые экземпляр движка сохраняет свое множество переменных (binding) и свой экземпляр системы термов с набором преобразований из general, <text:s/>БД фактов DefaultFacts и стратегией FirstTop. <text:s/>В многопоточных приложениях можно использовать <text:s text:c="2"/>termware в соотвествии с JSR223 <text:s/>политикой “MULTITHREADING” , где несколько экземпляров движка могут быть доступны одновременно; а один – если мы вручную синхронизируем доступ к bindings. <text:s/></text:p>
      <text:p text:style-name="Standard"/>
      <text:h text:style-name="Heading_20_1" text:outline-level="1"><text:bookmark-start text:name="DDE_LINK6"/>Использование движка скрипт языка<text:bookmark-end text:name="DDE_LINK6"/>.</text:h>
      <text:p text:style-name="Standard"/>
      <text:h text:style-name="Heading_20_2" text:outline-level="2">Интерпретация</text:h>
      <text:p text:style-name="Standard"/>
      <text:p text:style-name="Standard"><text:s text:c="2"/>После получения, мы можем использовать движок скрипт языка. Самый простой способ -- <text:s/>интерпретация выражений (для нас – редукция терма, переданного как <text:s/>строка) используя семество <text:s/><text:span text:style-name="T1">eval</text:span> <text:s/>методов ScriptEngine:</text:p>
      <text:p text:style-name="Standard"/>
      <text:p text:style-name="Preformatted_20_Text"><text:bookmark-start text:name="DDE_LINK"/>Object o = scriptEngine.eval(“2+2”);</text:p>
      <text:p text:style-name="Preformatted_20_Text">System.out.println(“2+2 is “+o.toString());</text:p>
      <text:p text:style-name="Preformatted_20_Text"><text:bookmark-end text:name="DDE_LINK"/></text:p>
      <text:p text:style-name="Standard"><text:s text:c="2"/>Списое предопределенных редукций можно посмотреть в описании системы <text:s/><text:span text:style-name="T1">general </text:span><text:s/>в TermWare API. Трансформер <text:span text:style-name="T1">Let</text:span> <text:s/>позволяет нам определять новые правила в <text:s text:c="2"/>текущей системе, т.е. можно написать нечто в стиле:</text:p>
      <text:p text:style-name="Standard"/>
      <text:p text:style-name="Preformatted_20_Text"><text:bookmark-start text:name="DDE_LINK1"/>(void)scriptEngine.eval(“let square($x) -&gt; $x*$x”);<text:bookmark-end text:name="DDE_LINK1"/></text:p>
      <text:p text:style-name="Preformatted_20_Text">Object o = scriptEngine.eval(“square(3)”);</text:p>
      <text:p text:style-name="Preformatted_20_Text">System.out.println(“square(3) is “+o.toString());</text:p>
      <text:p text:style-name="Preformatted_20_Text"/>
      <text:p text:style-name="Standard"><text:s text:c="2"/>Также можно вызывать другие системы используя встроенную функциональность <text:span text:style-name="T1">apply</text:span> и определять новые системы с помощью <text:s/>стандартных редукций в <text:span text:style-name="T1">sys</text:span>:</text:p>
      <text:p text:style-name="Standard"/>
      <text:p text:style-name="Preformatted_20_Text">(void)scriptEngine.eval(“sys.system(MyNewSystem,default,”+</text:p>
      <text:p text:style-name="Preformatted_20_Text"><text:s text:c="24"/>“ruleset(P($x) -&gt; $x*$x,Q($x)-&gt;$x+$x),FirstTop)”);</text:p>
      <text:p text:style-name="Preformatted_20_Text"/>
      <text:p text:style-name="Preformatted_20_Text">Object o = scriptEngine.eval(“MyNewSystem.P(3)”);</text:p>
      <text:p text:style-name="Preformatted_20_Text"/>
      <text:p text:style-name="Standard">Для передачи информации из Java в termware используется интерфейс связывания (bindings):</text:p>
      <text:p text:style-name="Standard"/>
      <text:p text:style-name="Preformatted_20_Text">scriptEngine.put(“a”,3);</text:p>
      <text:p text:style-name="Preformatted_20_Text">Object o = scriptEngine.eval(“MyNewSystem.P($a)”);</text:p>
      <text:p text:style-name="Preformatted_20_Text"/>
      <text:p text:style-name="Standard">Или, что то-же самое:</text:p>
      <text:p text:style-name="Standard"/>
      <text:p text:style-name="Preformatted_20_Text">Bindings bindings = scriptEngine.getBindings(ScriptContext.ENGINE_SCOPE);</text:p>
      <text:p text:style-name="Preformatted_20_Text">bindings.put(“a”,3);</text:p>
      <text:p text:style-name="Preformatted_20_Text">Object o = scriptEngine.eval(“MyNewSystem.P($a)”);</text:p>
      <text:p text:style-name="Preformatted_20_Text"/>
      <text:p text:style-name="Standard">Будьте осторожны со связыванием, когда определяете новые правила: следующий фрагмент кода:</text:p>
      <text:p text:style-name="Standard"/>
      <text:p text:style-name="Preformatted_20_Text"><text:bookmark-start text:name="DDE_LINK3"/><text:bookmark-start text:name="DDE_LINK4"/>scriptEngine.put(“a”,10);</text:p>
      <text:p text:style-name="Preformatted_20_Text">Object o = scriptEngine.eval(“let square($a) -&gt; $a*$a”);</text:p>
      <text:p text:style-name="Preformatted_20_Text"><text:bookmark-end text:name="DDE_LINK3"/><text:bookmark-end text:name="DDE_LINK4"/></text:p>
      <text:p text:style-name="Standard">добавит в систему правило <text:span text:style-name="T1">square(10) -&gt; 10*10</text:span> вместо ожидаемого, так как подстановка переменных происходит перед собственно интрепретацией. <text:s/>Решение – очищать связывания перед <text:s/>использованием свободных переменных, т.е: </text:p>
      <text:p text:style-name="Standard"/>
      <text:p text:style-name="Preformatted_20_Text">scriptEngine.getBinding(ScriptContext.ENGINE_SCOPE).clear();</text:p>
      <text:p text:style-name="Preformatted_20_Text">Object o = scriptEngine.eval(“let square($a) -&gt; $a*$a”);</text:p>
      <text:p text:style-name="Preformatted_20_Text"/>
      <text:p text:style-name="Standard">Также возможно передать в связывание любой Java объект <text:s/>и потом вызывать его методы из <text:s/>скрипта termware:</text:p>
      <text:p text:style-name="Standard"/>
      <text:p text:style-name="Preformatted_20_Text">scriptEngine.put(“x”,new Point(10,10));</text:p>
      <text:p text:style-name="Preformatted_20_Text">Object o = scriptEngine.eval(“$x.getX()”);</text:p>
      <text:p text:style-name="Preformatted_20_Text"/>
      <text:h text:style-name="Heading_20_2" text:outline-level="2">Поддержка необязательного интерфейса компиляции (Compilable).</text:h>
      <text:p text:style-name="Standard"/>
      <text:p text:style-name="Standard">Иногда нам нужно выполнить несколько раз один и тот-же фрагмент скрипт кода. В таком случае естественно разобрать его только один раз и потом использовать подготовленный уже разобранный фрагмент кода для быстрой интрпретации. <text:s/>TermWarе реализует необязательный интерфейс <text:s text:c="2"/>JSR223 Compilable, который позволяет нам получить откомпилированный скрипт из строки или какого-то входного потока, а потом вызвать для него eval. </text:p>
      <text:p text:style-name="Standard">Пример:</text:p>
      <text:p text:style-name="Standard"/>
      <text:p text:style-name="Preformatted_20_Text">Compilable compilable = (Compilable)scriptEngine;</text:p>
      <text:p text:style-name="Preformatted_20_Text">CompiledScript <text:s/>cs = compilable.compile(“square($x)”);</text:p>
      <text:p text:style-name="Preformatted_20_Text">scriptEngine.put(“x”,10);</text:p>
      <text:p text:style-name="Preformatted_20_Text">Object o = cs.eval();</text:p>
      <text:p text:style-name="Preformatted_20_Text">scriptEngine.put(“x”,11);</text:p>
      <text:p text:style-name="Preformatted_20_Text">o=cs.eval()</text:p>
      <text:p text:style-name="Preformatted_20_Text"/>
      <text:h text:style-name="Heading_20_2" text:outline-level="2">Поддержка необязательного интерфейса вызовов (Invocable).</text:h>
      <text:p text:style-name="Standard"/>
      <text:p text:style-name="Standard">TermWare также реализует необязательный интерфейс ScriptEngine Invocable. Это позволяет нам определить каке-то преобразования в termware, а потом использовать их из Java с помощью Invocation API. <text:s/>Самый простой случай это использования метода <text:s/><text:span text:style-name="T1">invokeFunction</text:span>:</text:p>
      <text:p text:style-name="Standard"/>
      <text:p text:style-name="Preformatted_20_Text"><text:bookmark-start text:name="DDE_LINK2"/>ScriptEngine scriptEngine = scriptEngineManager.getEngineByName(“termware”);</text:p>
      <text:p text:style-name="Preformatted_20_Text">scriptEngine.eval(“let square($x) -&gt; $x*$x;”);</text:p>
      <text:p text:style-name="Preformatted_20_Text">Invocable invocable <text:s/>= (Invocable)scriptEngine;</text:p>
      <text:p text:style-name="Preformatted_20_Text">Object o = invocable.invokeFunction(“square”,10);<text:bookmark-end text:name="DDE_LINK2"/></text:p>
      <text:p text:style-name="Preformatted_20_Text"/>
      <text:p text:style-name="Standard">Набор функций реализует интерфейс. <text:s/>К примеру, пусть у нас есть интерфейс <text:s/><text:span text:style-name="T1">Summator:</text:span></text:p>
      <text:p text:style-name="P3"/>
      <text:p text:style-name="Preformatted_20_Text">interface Summator</text:p>
      <text:p text:style-name="Preformatted_20_Text">{</text:p>
      <text:p text:style-name="Preformatted_20_Text"><text:s text:c="2"/>int sum(int x, int y);</text:p>
      <text:p text:style-name="Preformatted_20_Text"><text:s text:c="2"/>double sum(double x, double y);</text:p>
      <text:p text:style-name="Preformatted_20_Text">}</text:p>
      <text:p text:style-name="Preformatted_20_Text"/>
      <text:p text:style-name="Standard">Тогда мы можем определить переписывающие правила для sum в TermWare и связать экземпляр ScriptEngine, где определен этот метод, с данным интерфейсом:</text:p>
      <text:p text:style-name="Standard"/>
      <text:p text:style-name="Preformatted_20_Text">ScriptEngine scriptEngine = scriptEngineManager.getEngineByName(“termware”);</text:p>
      <text:p text:style-name="Preformatted_20_Text">scriptEngine.eval(“let sum($x,$y) -&gt; $x+$y;”);</text:p>
      <text:p text:style-name="Preformatted_20_Text">Invocable invocable <text:s/>= (Invocable)scriptEngine;</text:p>
      <text:p text:style-name="Preformatted_20_Text">Summator tSummator = invocable.getInterface(Summator.class);</text:p>
      <text:p text:style-name="Preformatted_20_Text">int five = tSummator.sum(2,3);</text:p>
      <text:p text:style-name="Preformatted_20_Text"/>
      <text:p text:style-name="Standard">Таким же образом мы можем представлять экземпляры объектов TermWare как Java интерфейсы. К примеру, пусть нам требуется получить число и возвратить строку, <text:s text:c="3"/>в котором это число описанно словами (прописью). В файле systems/examples/Number2String.def можно найти систему, которая делает это на английском языке. Теперь сконструируем из нее Java класс с методом numberToString:</text:p>
      <text:p text:style-name="Standard">Со стороны Java нам необходимо определение интрефейса:</text:p>
      <text:p text:style-name="Standard"/>
      <text:p text:style-name="Preformatted_20_Text">public interface InWords {</text:p>
      <text:p text:style-name="Preformatted_20_Text"><text:s text:c="3"/>String numberInWords(int number);</text:p>
      <text:p text:style-name="Preformatted_20_Text">}</text:p>
      <text:p text:style-name="Preformatted_20_Text"/>
      <text:p text:style-name="Standard"/>
      <text:p text:style-name="Standard">Метод<text:bookmark-start text:name="DDE_LINK5"/>,<text:bookmark-end text:name="DDE_LINK5"/> возвращающий данный интерфейс выглядит следующим образом:</text:p>
      <text:p text:style-name="Standard"/>
      <text:p text:style-name="Preformatted_20_Text">public static InWords createInwords()</text:p>
      <text:p text:style-name="Preformatted_20_Text">{</text:p>
      <text:p text:style-name="Preformatted_20_Text"><text:s text:c="2"/>ScriptEngine scriptEngine = scriptEngineManager.getEngineByName(“termware”);</text:p>
      <text:p text:style-name="Preformatted_20_Text"><text:s text:c="2"/>Invocable invocable <text:s/>= (Invocable)scriptEngine;</text:p>
      <text:p text:style-name="Preformatted_20_Text"><text:s text:c="2"/>return invocable.getInterface(“examples::Number2String”,InWords.class);</text:p>
      <text:p text:style-name="Preformatted_20_Text">}</text:p>
      <text:p text:style-name="Preformatted_20_Text"/>
      <text:p text:style-name="Standard">Правила получения интерфейсов из термов довольно просты: если терм является атомом или составным именем, то <text:s/>termware пытается найти систему с таким именем и связать ее с интерфейсом, иначе если терм, содержвщий Java объект, который реализует целевой интерфейс, то мы этот объект и возвращаем, в противном случае генерируется сообщение об ошибке.</text:p>
      <text:p text:style-name="Standard"/>
      <text:p text:style-name="Standard">It is possible extend <text:s/>mapping <text:s/>of <text:s/>terms to objects, by using TypeConversions API, available by method <text:s/><text:span text:style-name="T1">TermWareInstance.getTypeConversions() </text:span><text:span text:style-name="T2">(see API <text:s/>for details).</text:span></text:p>
      <text:h text:style-name="Heading_20_1" text:outline-level="1">История изменений.</text:h>
      <text:p text:style-name="Text_20_body"/>
      <text:list text:style-name="L1">
        <text:list-item>
          <text:p text:style-name="P4">30.07.2007 <text:s text:c="2"/>initial <text:s/>releas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Arial" fo:font-size="12pt" fo:language="en" fo:country="US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LGC San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1$Build-9129</meta:generator>
    <meta:initial-creator>Ruslan Shevchenko</meta:initial-creator>
    <meta:creation-date>2007-07-23T11:26:27</meta:creation-date>
    <dc:creator>Ruslan Shevchenko</dc:creator>
    <dc:date>2007-08-22T02:31:47</dc:date>
    <dc:language>en-US</dc:language>
    <meta:editing-cycles>6</meta:editing-cycles>
    <meta:editing-duration>PT18H47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3" meta:word-count="822" meta:character-count="6853"/>
  </office:meta>
</office:document-meta>
</file>